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officeooo:rsid="0035ce20" officeooo:paragraph-rsid="0035ce20"/>
    </style:style>
    <style:style style:name="P23" style:family="paragraph" style:parent-style-name="Standard">
      <style:text-properties officeooo:rsid="0037afa3" officeooo:paragraph-rsid="0037afa3"/>
    </style:style>
    <style:style style:name="P24" style:family="paragraph" style:parent-style-name="Standard">
      <style:text-properties officeooo:rsid="00396af7" officeooo:paragraph-rsid="00396af7"/>
    </style:style>
    <style:style style:name="P25" style:family="paragraph" style:parent-style-name="Standard">
      <style:text-properties officeooo:rsid="003c01cb" officeooo:paragraph-rsid="003c01cb"/>
    </style:style>
    <style:style style:name="P26" style:family="paragraph" style:parent-style-name="Standard">
      <style:text-properties officeooo:rsid="003d57d5" officeooo:paragraph-rsid="003d57d5"/>
    </style:style>
    <style:style style:name="P27" style:family="paragraph" style:parent-style-name="Standard">
      <style:text-properties officeooo:rsid="003f5435" officeooo:paragraph-rsid="003f5435"/>
    </style:style>
    <style:style style:name="P28" style:family="paragraph" style:parent-style-name="Standard">
      <style:text-properties officeooo:rsid="003fc9a1" officeooo:paragraph-rsid="003fc9a1"/>
    </style:style>
    <style:style style:name="P29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30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T1" style:family="text">
      <style:text-properties officeooo:rsid="002ce7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22">if-modifier:</text:p>
      <text:p text:style-name="P22">2.7.0 :137 &gt; a = 10</text:p>
      <text:p text:style-name="P22">2.7.0 :138 &gt; b = 20</text:p>
      <text:p text:style-name="P22">2.7.0 :139 &gt; print "#{a}is less than #{b}" if a&lt;b</text:p>
      <text:p text:style-name="P22">10is less than 20 =&gt; nil </text:p>
      <text:p text:style-name="P22">2.7.0 :140 &gt; print "#{a} is less than #{b}" if a&lt;b</text:p>
      <text:p text:style-name="P22"><text:soft-page-break/>10 is less than 20 =&gt; nil </text:p>
      <text:p text:style-name="P22"/>
      <text:p text:style-name="P20">unless:</text:p>
      <text:p text:style-name="P23">2.7.0 :141 &gt; unless a&gt;b</text:p>
      <text:p text:style-name="P23">2.7.0 :142 &gt; <text:s text:c="2"/>print "#{a} is less than #{b}\n"</text:p>
      <text:p text:style-name="P23">2.7.0 :143 &gt; else </text:p>
      <text:p text:style-name="P23">2.7.0 :144 &gt; <text:s text:c="2"/>print "#{a} is greater than b#{b}"</text:p>
      <text:p text:style-name="P23">2.7.0 :145 &gt; end</text:p>
      <text:p text:style-name="P23">10 is less than 20</text:p>
      <text:p text:style-name="P23"><text:s/>=&gt; nil </text:p>
      <text:p text:style-name="P23"/>
      <text:p text:style-name="P19">unless modifier:</text:p>
      <text:p text:style-name="P24">2.7.0 :146 &gt; print "a is greater than 5" unless a&lt;5</text:p>
      <text:p text:style-name="P24">a is greater than 5 =&gt; nil </text:p>
      <text:p text:style-name="P24"/>
      <text:p text:style-name="P18">Case statment: SWITCH </text:p>
      <text:p text:style-name="P25">2.7.0 :193 &gt; age =5</text:p>
      <text:p text:style-name="P25">2.7.0 :210 &gt; case age</text:p>
      <text:p text:style-name="P25">2.7.0 :211 &gt; when 0..17</text:p>
      <text:p text:style-name="P25">2.7.0 :212 &gt; <text:s text:c="2"/>puts 'child'</text:p>
      <text:p text:style-name="P25">2.7.0 :213 &gt; when 18..50</text:p>
      <text:p text:style-name="P25">2.7.0 :214 &gt; <text:s text:c="2"/>puts 'adult'</text:p>
      <text:p text:style-name="P25">2.7.0 :215 &gt; else </text:p>
      <text:p text:style-name="P25">2.7.0 :216 &gt; <text:s text:c="2"/>puts 'Dont know'</text:p>
      <text:p text:style-name="P25">2.7.0 :217 &gt; end</text:p>
      <text:p text:style-name="P25">child</text:p>
      <text:p text:style-name="P25"/>
      <text:p text:style-name="P21">Greatest of three:</text:p>
      <text:p text:style-name="P26">2.7.0 :362 &gt; def got</text:p>
      <text:p text:style-name="P26">2.7.0 :363 &gt; <text:s text:c="2"/>a = gets.to_i</text:p>
      <text:p text:style-name="P26">2.7.0 :364 &gt; <text:s text:c="2"/>b = gets.to_i</text:p>
      <text:p text:style-name="P26">2.7.0 :365 &gt; <text:s text:c="2"/>c = gets.to_i</text:p>
      <text:p text:style-name="P26">2.7.0 :366 &gt; <text:s text:c="2"/>small = a</text:p>
      <text:p text:style-name="P26">2.7.0 :367 &gt; <text:s text:c="2"/>if b&gt;small</text:p>
      <text:p text:style-name="P26">2.7.0 :368 &gt; <text:s text:c="4"/>small = b</text:p>
      <text:p text:style-name="P26">2.7.0 :369 &gt; <text:s text:c="2"/>end</text:p>
      <text:p text:style-name="P26">2.7.0 :370 &gt; <text:s text:c="2"/>if c&gt;small</text:p>
      <text:p text:style-name="P26">2.7.0 :371 &gt; <text:s text:c="4"/>small = c</text:p>
      <text:p text:style-name="P26">2.7.0 :372 &gt; <text:s text:c="2"/>end </text:p>
      <text:p text:style-name="P26">2.7.0 :373 &gt; <text:s text:c="2"/>puts "Greatest no. is #{small}"</text:p>
      <text:p text:style-name="P26">2.7.0 :374 &gt; end</text:p>
      <text:p text:style-name="P26"><text:s/>=&gt; :got </text:p>
      <text:p text:style-name="P26">2.7.0 :375 &gt; got</text:p>
      <text:p text:style-name="P26">12</text:p>
      <text:p text:style-name="P26">23</text:p>
      <text:p text:style-name="P26">14</text:p>
      <text:p text:style-name="P26">Greatest no. Is 23</text:p>
      <text:p text:style-name="P26"/>
      <text:p text:style-name="P26"/>
      <text:p text:style-name="P27">class for calculaiton:</text:p>
      <text:p text:style-name="P27">2.7.0 :499 &gt; class Calc</text:p>
      <text:p text:style-name="P27">2.7.0 :500 &gt; <text:s text:c="2"/>@@x = 0</text:p>
      <text:p text:style-name="P27"><text:soft-page-break/>2.7.0 :501 &gt; <text:s text:c="2"/>@@y = 0</text:p>
      <text:p text:style-name="P27">2.7.0 :502 &gt; <text:s text:c="2"/>@@z = 0</text:p>
      <text:p text:style-name="P27">2.7.0 :503 &gt; <text:s text:c="2"/></text:p>
      <text:p text:style-name="P27">2.7.0 :504 &gt; <text:s text:c="2"/>def sum </text:p>
      <text:p text:style-name="P27">2.7.0 :506 &gt; <text:s text:c="2"/>end</text:p>
      <text:p text:style-name="P27">2.7.0 :507 &gt; <text:s text:c="2"/>def diff</text:p>
      <text:p text:style-name="P27">2.7.0 :508 &gt; <text:s text:c="4"/>@@z = @@x-@@y</text:p>
      <text:p text:style-name="P27">2.7.0 :509 &gt; <text:s text:c="2"/>end</text:p>
      <text:p text:style-name="P27">2.7.0 :510 &gt; <text:s text:c="2"/>def mul</text:p>
      <text:p text:style-name="P27">2.7.0 :511 &gt; <text:s text:c="4"/>@@z = @@x*@@y</text:p>
      <text:p text:style-name="P27">2.7.0 :512 &gt; <text:s text:c="2"/>end</text:p>
      <text:p text:style-name="P27">2.7.0 :513 &gt; <text:s text:c="2"/>def div</text:p>
      <text:p text:style-name="P27">2.7.0 :514 &gt; <text:s text:c="4"/>@@z =@@x/@@y</text:p>
      <text:p text:style-name="P27">2.7.0 :515 &gt; <text:s text:c="2"/>end</text:p>
      <text:p text:style-name="P27">2.7.0 :516 &gt; <text:s text:c="2"/>def getvals</text:p>
      <text:p text:style-name="P27">2.7.0 :517 &gt; <text:s text:c="4"/>@@x = gets.to_i</text:p>
      <text:p text:style-name="P27">2.7.0 :518 &gt; <text:s text:c="4"/>@@y = gets.to_i</text:p>
      <text:p text:style-name="P27">2.7.0 :519 &gt; <text:s text:c="2"/>end</text:p>
      <text:p text:style-name="P27">2.7.0 :520 &gt; <text:s text:c="2"/>def printvals</text:p>
      <text:p text:style-name="P27">2.7.0 :521 &gt; <text:s text:c="4"/>puts "answer is: #{@@z}"</text:p>
      <text:p text:style-name="P27">2.7.0 :522 &gt; <text:s text:c="2"/>end</text:p>
      <text:p text:style-name="P27">2.7.0 :523 &gt; end</text:p>
      <text:p text:style-name="P27"/>
      <text:p text:style-name="P27">2.7.0 :525 &gt; ob2.getvals</text:p>
      <text:p text:style-name="P27">12</text:p>
      <text:p text:style-name="P27">23</text:p>
      <text:p text:style-name="P27"><text:s/>=&gt; 23 </text:p>
      <text:p text:style-name="P27">2.7.0 :526 &gt; ob2.sum</text:p>
      <text:p text:style-name="P27"><text:s/>=&gt; 35 </text:p>
      <text:p text:style-name="P27">2.7.0 :527 &gt; ob2.printvals</text:p>
      <text:p text:style-name="P27">answer is: 35</text:p>
      <text:p text:style-name="P27"/>
      <text:p text:style-name="P28">2.7.0 :528 &gt; ob2.mul</text:p>
      <text:p text:style-name="P28"><text:s/>=&gt; 276 </text:p>
      <text:p text:style-name="P28"/>
      <text:p text:style-name="P28">2.7.0 :530 &gt; ob2.printvals</text:p>
      <text:p text:style-name="P28">answer is: 276</text:p>
      <text:p text:style-name="P28"><text:s/>=&gt; nil </text:p>
      <text:p text:style-name="P28"/>
      <text:p text:style-name="P29">Getters and setters</text:p>
      <text:p text:style-name="P30">2.7.0 :537 &gt; class Box</text:p>
      <text:p text:style-name="P30">2.7.0 :538 &gt; <text:s text:c="2"/>def seth=(h)</text:p>
      <text:p text:style-name="P30">2.7.0 :539 &gt; <text:s text:c="4"/>@height = h</text:p>
      <text:p text:style-name="P30">2.7.0 :540 &gt; <text:s text:c="2"/>end</text:p>
      <text:p text:style-name="P30">2.7.0 :541 &gt; <text:s text:c="2"/>def setw=(w)</text:p>
      <text:p text:style-name="P30">2.7.0 :542 &gt; <text:s text:c="4"/>@width = w</text:p>
      <text:p text:style-name="P30">2.7.0 :543 &gt; <text:s text:c="2"/>end</text:p>
      <text:p text:style-name="P30">2.7.0 :544 &gt; <text:s text:c="2"/>def dh</text:p>
      <text:p text:style-name="P30">2.7.0 :545 &gt; <text:s text:c="4"/>return @height</text:p>
      <text:p text:style-name="P30">2.7.0 :546 &gt; <text:s text:c="2"/>end</text:p>
      <text:p text:style-name="P30">2.7.0 :547 &gt; <text:s text:c="2"/>def dw</text:p>
      <text:p text:style-name="P30">2.7.0 :548 &gt; <text:s text:c="4"/>return @width</text:p>
      <text:p text:style-name="P30"><text:soft-page-break/>2.7.0 :549 &gt; <text:s text:c="2"/>end</text:p>
      <text:p text:style-name="P30">2.7.0 :550 &gt; end</text:p>
      <text:p text:style-name="P30"/>
      <text:p text:style-name="P30">2.7.0 :553 &gt; box1.setw = 12</text:p>
      <text:p text:style-name="P30">2.7.0 :554 &gt; box1.seth = 23</text:p>
      <text:p text:style-name="P30">2.7.0 :555 &gt; box1.dh</text:p>
      <text:p text:style-name="P30"><text:s/>=&gt; 23 </text:p>
      <text:p text:style-name="P30">2.7.0 :556 &gt; box1.dw</text:p>
      <text:p text:style-name="P30"><text:s/>=&gt; 12 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6:33:03.803463815</dc:date>
    <meta:editing-duration>PT1H2M28S</meta:editing-duration>
    <meta:editing-cycles>29</meta:editing-cycles>
    <meta:document-statistic meta:table-count="0" meta:image-count="0" meta:object-count="0" meta:page-count="6" meta:paragraph-count="235" meta:word-count="990" meta:character-count="4669" meta:non-whitespace-character-count="3679"/>
  </office:meta>
</office:document-meta>
</file>